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8.03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499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8" table:number-columns-repeated="2"/>
          <table:table-cell table:style-name="ce28" office:value-type="string">
            <text:p>GPS</text:p>
          </table:table-cell>
          <table:table-cell table:style-name="ce28" office:value-type="string">
            <text:p>concate</text:p>
          </table:table-cell>
          <table:table-cell table:style-name="ce28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1-11_10-54-59_000.jpg</text:p>
          </table:table-cell>
          <table:table-cell table:style-name="ce13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44 E-139-34-49.93</text:p>
          </table:table-cell>
          <table:table-cell table:style-name="ce30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1-11_18-11-46_000.jpg</text:p>
          </table:table-cell>
          <table:table-cell table:style-name="ce16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44 E-139-34-49.6</text:p>
          </table:table-cell>
          <table:table-cell table:style-name="ce30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1-11_20-52-53_000.jpg</text:p>
          </table:table-cell>
          <table:table-cell table:style-name="ce16" office:value-type="string">
            <text:p>:m 食べた物</text:p>
          </table:table-cell>
          <table:table-cell table:style-name="ce29"/>
          <table:table-cell table:style-name="ce3"/>
          <table:table-cell table:style-name="ce3" office:value-type="string">
            <text:p>N-35-35-28.6 E-139-34-49.71</text:p>
          </table:table-cell>
          <table:table-cell table:style-name="ce30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2020-01-11_23-24-50_000.jpg</text:p>
          </table:table-cell>
          <table:table-cell table:style-name="ce16" office:value-type="string">
            <text:p>:PHOTO 記録 / PC画面 / デスクトップPC / 「defend.wikileaks」 / 寄付金、入金</text:p>
          </table:table-cell>
          <table:table-cell table:style-name="ce21"/>
          <table:table-cell table:style-name="ce3"/>
          <table:table-cell table:style-name="ce3" office:value-type="string">
            <text:p>N-35-35-29.04 E-139-34-49.76</text:p>
          </table:table-cell>
          <table:table-cell table:style-name="ce30" table:formula="of:=IF([.E5]=&quot;&quot;;[.C5];CONCATENATE([.C5];&quot; / &quot;;[.E5]))" office:value-type="string" office:string-value=":PHOTO 記録 / PC画面 / デスクトップPC / 「defend.wikileaks」 / 寄付金、入金">
            <text:p>:PHOTO 記録 / PC画面 / デスクトップPC / 「defend.wikileaks」 / 寄付金、入金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2020-01-11_23-27-37_000.jpg</text:p>
          </table:table-cell>
          <table:table-cell table:style-name="ce16" office:value-type="string">
            <text:p>:PHOTO 記録 / PC画面 / デスクトップPC / 「defend.wikileaks」 / 寄付金、入金</text:p>
          </table:table-cell>
          <table:table-cell table:style-name="ce21"/>
          <table:table-cell table:style-name="ce3"/>
          <table:table-cell table:style-name="ce3" office:value-type="string">
            <text:p>N-35-35-28.29 E-139-34-49.76</text:p>
          </table:table-cell>
          <table:table-cell table:style-name="ce30" table:formula="of:=IF([.E6]=&quot;&quot;;[.C6];CONCATENATE([.C6];&quot; / &quot;;[.E6]))" office:value-type="string" office:string-value=":PHOTO 記録 / PC画面 / デスクトップPC / 「defend.wikileaks」 / 寄付金、入金">
            <text:p>:PHOTO 記録 / PC画面 / デスクトップPC / 「defend.wikileaks」 / 寄付金、入金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2020-01-12_00-20-40_000.jpg</text:p>
          </table:table-cell>
          <table:table-cell table:style-name="ce16" office:value-type="string">
            <text:p>:m 記録 / 身体 / 右手 / 手の甲 / 火傷の跡、治りの状況</text:p>
          </table:table-cell>
          <table:table-cell table:style-name="ce13"/>
          <table:table-cell table:style-name="ce3"/>
          <table:table-cell table:style-name="ce3" office:value-type="string">
            <text:p>N-35-35-28.42 E-139-34-49.27</text:p>
          </table:table-cell>
          <table:table-cell table:style-name="ce30" table:formula="of:=IF([.E7]=&quot;&quot;;[.C7];CONCATENATE([.C7];&quot; / &quot;;[.E7]))" office:value-type="string" office:string-value=":m 記録 / 身体 / 右手 / 手の甲 / 火傷の跡、治りの状況">
            <text:p>:m 記録 / 身体 / 右手 / 手の甲 / 火傷の跡、治りの状況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string">
            <text:p>2020-01-12_00-28-41_000.jpg</text:p>
          </table:table-cell>
          <table:table-cell table:style-name="ce16" office:value-type="string">
            <text:p>:bookmemo / 読んだ本 / 『驢鞍橋（日本の禅語録　１４）』 / 著者=鈴木正三 / 途中　ここまで</text:p>
          </table:table-cell>
          <table:table-cell table:style-name="ce15"/>
          <table:table-cell table:style-name="ce3"/>
          <table:table-cell table:style-name="ce3" office:value-type="string">
            <text:p>N-35-35-28.77 E-139-34-49.22</text:p>
          </table:table-cell>
          <table:table-cell table:style-name="ce30" table:formula="of:=IF([.E8]=&quot;&quot;;[.C8];CONCATENATE([.C8];&quot; / &quot;;[.E8]))" office:value-type="string" office:string-value=":bookmemo / 読んだ本 / 『驢鞍橋（日本の禅語録　１４）』 / 著者=鈴木正三 / 途中　ここまで">
            <text:p>:bookmemo / 読んだ本 / 『驢鞍橋（日本の禅語録　１４）』 / 著者=鈴木正三 / 途中　ここまで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3" office:value-type="string">
            <text:p>2020-01-12_02-14-56_000.jpg</text:p>
          </table:table-cell>
          <table:table-cell table:style-name="ce14" office:value-type="string">
            <text:p>:m other / log / 寝る前　ウェブ閲覧　記録　（for オナニー） / 未了 </text:p>
          </table:table-cell>
          <table:table-cell table:style-name="ce14"/>
          <table:table-cell table:style-name="ce3"/>
          <table:table-cell table:style-name="ce3" office:value-type="string">
            <text:p>N-35-35-28.41 E-139-34-49.87</text:p>
          </table:table-cell>
          <table:table-cell table:style-name="ce30" table:formula="of:=IF([.E9]=&quot;&quot;;[.C9];CONCATENATE([.C9];&quot; / &quot;;[.E9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3" office:value-type="string">
            <text:p>2020-01-12_06-13-50_000.jpg</text:p>
          </table:table-cell>
          <table:table-cell table:style-name="ce16" office:value-type="string">
            <text:p>:m :PHOTO 起きた時刻 / 2019</text:p>
          </table:table-cell>
          <table:table-cell table:style-name="ce15"/>
          <table:table-cell table:style-name="ce3"/>
          <table:table-cell table:style-name="ce3" office:value-type="string">
            <text:p>N-35-35-28.3 E-139-34-49.54</text:p>
          </table:table-cell>
          <table:table-cell table:style-name="ce30" table:formula="of:=IF([.E10]=&quot;&quot;;[.C10];CONCATENATE([.C10];&quot; / &quot;;[.E10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2018-08-06_16-17-30_000.m4a</text:p>
          </table:table-cell>
          <table:table-cell table:style-name="ce6" office:value-type="string">
            <text:p>:VOICE-MEMO / @自室 / 記録 / guitar,gt / g-2018-0806-1 / rev,7/23.14:50,R=1</text:p>
          </table:table-cell>
          <table:table-cell table:style-name="ce16"/>
          <table:table-cell table:style-name="ce3"/>
          <table:table-cell table:style-name="ce3"/>
          <table:table-cell table:style-name="ce30" table:formula="of:=IF([.E11]=&quot;&quot;;[.C11];CONCATENATE([.C11];&quot; / &quot;;[.E11]))" office:value-type="string" office:string-value=":VOICE-MEMO / @自室 / 記録 / guitar,gt / g-2018-0806-1 / rev,7/23.14:50,R=1">
            <text:p>:VOICE-MEMO / @自室 / 記録 / guitar,gt / g-2018-0806-1 / rev,7/23.14:50,R=1</text:p>
          </table:table-cell>
          <table:table-cell table:style-name="ce3" office:value-type="string">
            <text:p>)</text:p>
          </table:table-cell>
          <table:table-cell table:style-name="ce31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18-08-06_16-26-57_000.m4a</text:p>
          </table:table-cell>
          <table:table-cell table:style-name="ce6" office:value-type="string">
            <text:p>:VOICE-MEMO / @自室 / 記録 / guitar,gt / g-2018-0806-2 / song,R=2 =&gt;this</text:p>
          </table:table-cell>
          <table:table-cell table:style-name="ce16"/>
          <table:table-cell table:style-name="ce3"/>
          <table:table-cell table:style-name="ce3"/>
          <table:table-cell table:style-name="ce30" table:formula="of:=IF([.E12]=&quot;&quot;;[.C12];CONCATENATE([.C12];&quot; / &quot;;[.E12]))" office:value-type="string" office:string-value=":VOICE-MEMO / @自室 / 記録 / guitar,gt / g-2018-0806-2 / song,R=2 =&gt;this">
            <text:p>:VOICE-MEMO / @自室 / 記録 / guitar,gt / g-2018-0806-2 / song,R=2 =&gt;this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2018-08-06_16-43-27_000.m4a</text:p>
          </table:table-cell>
          <table:table-cell table:style-name="ce6" office:value-type="string">
            <text:p>:VOICE-MEMO / @自室 / 記録 / guitar,gt / g-2018-0806-3 / song,use-hm,R=3</text:p>
          </table:table-cell>
          <table:table-cell table:style-name="ce15"/>
          <table:table-cell table:style-name="ce3"/>
          <table:table-cell table:style-name="ce3"/>
          <table:table-cell table:style-name="ce30" table:formula="of:=IF([.E13]=&quot;&quot;;[.C13];CONCATENATE([.C13];&quot; / &quot;;[.E13]))" office:value-type="string" office:string-value=":VOICE-MEMO / @自室 / 記録 / guitar,gt / g-2018-0806-3 / song,use-hm,R=3">
            <text:p>:VOICE-MEMO / @自室 / 記録 / guitar,gt / g-2018-0806-3 / song,use-hm,R=3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2018-08-06_17-54-17_000.m4a</text:p>
          </table:table-cell>
          <table:table-cell table:style-name="ce6" office:value-type="string">
            <text:p>:VOICE-MEMO / @自室 / 記録 / guitar,gt / g-2018-0806-4 / ??</text:p>
          </table:table-cell>
          <table:table-cell table:style-name="ce21"/>
          <table:table-cell table:style-name="ce3"/>
          <table:table-cell table:style-name="ce3"/>
          <table:table-cell table:style-name="ce30" table:formula="of:=IF([.E14]=&quot;&quot;;[.C14];CONCATENATE([.C14];&quot; / &quot;;[.E14]))" office:value-type="string" office:string-value=":VOICE-MEMO / @自室 / 記録 / guitar,gt / g-2018-0806-4 / ??">
            <text:p>:VOICE-MEMO / @自室 / 記録 / guitar,gt / g-2018-0806-4 / ??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2018-08-06_19-07-04_000.m4a</text:p>
          </table:table-cell>
          <table:table-cell table:style-name="ce6" office:value-type="string">
            <text:p>:VOICE-MEMO / @?? / 記録 / ハミング、メロディー、作曲</text:p>
          </table:table-cell>
          <table:table-cell table:style-name="ce14"/>
          <table:table-cell table:style-name="ce3"/>
          <table:table-cell table:style-name="ce3"/>
          <table:table-cell table:style-name="ce30" table:formula="of:=IF([.E15]=&quot;&quot;;[.C15];CONCATENATE([.C15];&quot; / &quot;;[.E15]))" office:value-type="string" office:string-value=":VOICE-MEMO / @?? / 記録 / ハミング、メロディー、作曲">
            <text:p>:VOICE-MEMO / @?? / 記録 / ハミング、メロディー、作曲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string">
            <text:p>2018-08-07_18-05-06_000.m4a</text:p>
          </table:table-cell>
          <table:table-cell table:style-name="ce6" office:value-type="string">
            <text:p>:VOICE-MEMO / @自室 / 記録 / guitar,gt / g-2018-0807-2 / ex,prev-R.2</text:p>
          </table:table-cell>
          <table:table-cell table:style-name="ce15"/>
          <table:table-cell table:style-name="ce3"/>
          <table:table-cell table:style-name="ce3"/>
          <table:table-cell table:style-name="ce30" table:formula="of:=IF([.E16]=&quot;&quot;;[.C16];CONCATENATE([.C16];&quot; / &quot;;[.E16]))" office:value-type="string" office:string-value=":VOICE-MEMO / @自室 / 記録 / guitar,gt / g-2018-0807-2 / ex,prev-R.2">
            <text:p>:VOICE-MEMO / @自室 / 記録 / guitar,gt / g-2018-0807-2 / ex,prev-R.2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3" office:value-type="string">
            <text:p>2018-08-07_18-21-13_000.m4a</text:p>
          </table:table-cell>
          <table:table-cell table:style-name="ce6" office:value-type="string">
            <text:p>:VOICE-MEMO / @自室 / 記録 / guitar,gt / g-2018-0807-1 / prev,R.1~sec-B,R=1</text:p>
          </table:table-cell>
          <table:table-cell table:style-name="ce16"/>
          <table:table-cell table:style-name="ce3"/>
          <table:table-cell table:style-name="ce3"/>
          <table:table-cell table:style-name="ce30" table:formula="of:=IF([.E17]=&quot;&quot;;[.C17];CONCATENATE([.C17];&quot; / &quot;;[.E17]))" office:value-type="string" office:string-value=":VOICE-MEMO / @自室 / 記録 / guitar,gt / g-2018-0807-1 / prev,R.1~sec-B,R=1">
            <text:p>:VOICE-MEMO / @自室 / 記録 / guitar,gt / g-2018-0807-1 / prev,R.1~sec-B,R=1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3" office:value-type="string">
            <text:p>2018-08-07_18-23-47_000.m4a</text:p>
          </table:table-cell>
          <table:table-cell table:style-name="ce6" office:value-type="string">
            <text:p>:VOICE-MEMO / @自室 / 記録 / guitar,gt / g-2018-0807-3 / free,new,backing,R=2</text:p>
          </table:table-cell>
          <table:table-cell table:style-name="ce13"/>
          <table:table-cell table:style-name="ce3"/>
          <table:table-cell table:style-name="ce3"/>
          <table:table-cell table:style-name="ce30" table:formula="of:=IF([.E18]=&quot;&quot;;[.C18];CONCATENATE([.C18];&quot; / &quot;;[.E18]))" office:value-type="string" office:string-value=":VOICE-MEMO / @自室 / 記録 / guitar,gt / g-2018-0807-3 / free,new,backing,R=2">
            <text:p>:VOICE-MEMO / @自室 / 記録 / guitar,gt / g-2018-0807-3 / free,new,backing,R=2</text:p>
          </table:table-cell>
          <table:table-cell table:style-name="ce31" table:number-columns-repeated="2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3" office:value-type="string">
            <text:p>2018-08-08_18-33-16_000.m4a</text:p>
          </table:table-cell>
          <table:table-cell table:style-name="ce6" office:value-type="string">
            <text:p>:VOICE-MEMO / @自室 / 記録 / guitar,gt / g-2018-0808-1 / res.hm,R=2</text:p>
          </table:table-cell>
          <table:table-cell table:style-name="ce3"/>
          <table:table-cell table:style-name="ce3"/>
          <table:table-cell table:style-name="ce3"/>
          <table:table-cell table:style-name="ce30" table:formula="of:=IF([.E19]=&quot;&quot;;[.C19];CONCATENATE([.C19];&quot; / &quot;;[.E19]))" office:value-type="string" office:string-value=":VOICE-MEMO / @自室 / 記録 / guitar,gt / g-2018-0808-1 / res.hm,R=2">
            <text:p>:VOICE-MEMO / @自室 / 記録 / guitar,gt / g-2018-0808-1 / res.hm,R=2</text:p>
          </table:table-cell>
          <table:table-cell table:style-name="ce31" table:number-columns-repeated="2"/>
          <table:table-cell table:number-columns-repeated="1015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3" office:value-type="string">
            <text:p>2018-08-25_11-08-57_000.m4a</text:p>
          </table:table-cell>
          <table:table-cell table:style-name="ce6" office:value-type="string">
            <text:p>:VOICE-MEMO / @自室 / 記録 / kb,keyboard / 演奏、play / k-2018-0825-1 / c.p.=Am-Em-F</text:p>
          </table:table-cell>
          <table:table-cell table:style-name="ce3"/>
          <table:table-cell table:style-name="ce3"/>
          <table:table-cell table:style-name="ce3"/>
          <table:table-cell table:style-name="ce30" table:formula="of:=IF([.E20]=&quot;&quot;;[.C20];CONCATENATE([.C20];&quot; / &quot;;[.E20]))" office:value-type="string" office:string-value=":VOICE-MEMO / @自室 / 記録 / kb,keyboard / 演奏、play / k-2018-0825-1 / c.p.=Am-Em-F">
            <text:p>:VOICE-MEMO / @自室 / 記録 / kb,keyboard / 演奏、play / k-2018-0825-1 / c.p.=Am-Em-F</text:p>
          </table:table-cell>
          <table:table-cell table:style-name="ce31" table:number-columns-repeated="2"/>
          <table:table-cell table:number-columns-repeated="1015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3" office:value-type="string">
            <text:p>2020-01-12_07-20-45_000.mov</text:p>
          </table:table-cell>
          <table:table-cell table:style-name="ce20" office:value-type="string">
            <text:p>:VIDEO / @自宅 / 体操 / 朝 / 練功 / tips / 下の手が上に吸い寄せられる；円筒を回す；丹田に手をかざす</text:p>
          </table:table-cell>
          <table:table-cell table:style-name="ce21"/>
          <table:table-cell table:style-name="ce3"/>
          <table:table-cell table:style-name="ce3"/>
          <table:table-cell table:style-name="ce30" table:formula="of:=IF([.E21]=&quot;&quot;;[.C21];CONCATENATE([.C21];&quot; / &quot;;[.E21]))" office:value-type="string" office:string-value=":VIDEO / @自宅 / 体操 / 朝 / 練功 / tips / 下の手が上に吸い寄せられる；円筒を回す；丹田に手をかざす">
            <text:p>:VIDEO / @自宅 / 体操 / 朝 / 練功 / tips / 下の手が上に吸い寄せられる；円筒を回す；丹田に手をかざす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22]=&quot;&quot;;[.C22];CONCATENATE([.C22];&quot; / &quot;;[.E2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3"/>
          <table:table-cell table:style-name="ce3"/>
          <table:table-cell table:style-name="ce3"/>
          <table:table-cell table:style-name="ce30" table:formula="of:=IF([.E23]=&quot;&quot;;[.C23];CONCATENATE([.C23];&quot; / &quot;;[.E2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24]=&quot;&quot;;[.C24];CONCATENATE([.C24];&quot; / &quot;;[.E2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25]=&quot;&quot;;[.C25];CONCATENATE([.C25];&quot; / &quot;;[.E2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26]=&quot;&quot;;[.C26];CONCATENATE([.C26];&quot; / &quot;;[.E2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9"/>
          <table:table-cell table:style-name="ce3"/>
          <table:table-cell table:style-name="ce3"/>
          <table:table-cell table:style-name="ce30" table:formula="of:=IF([.E27]=&quot;&quot;;[.C27];CONCATENATE([.C27];&quot; / &quot;;[.E2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28]=&quot;&quot;;[.C28];CONCATENATE([.C28];&quot; / &quot;;[.E2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29]=&quot;&quot;;[.C29];CONCATENATE([.C29];&quot; / &quot;;[.E2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30" table:formula="of:=IF([.E30]=&quot;&quot;;[.C30];CONCATENATE([.C30];&quot; / &quot;;[.E3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1]=&quot;&quot;;[.C31];CONCATENATE([.C31];&quot; / &quot;;[.E3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2]=&quot;&quot;;[.C32];CONCATENATE([.C32];&quot; / &quot;;[.E3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33]=&quot;&quot;;[.C33];CONCATENATE([.C33];&quot; / &quot;;[.E3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34]=&quot;&quot;;[.C34];CONCATENATE([.C34];&quot; / &quot;;[.E3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35]=&quot;&quot;;[.C35];CONCATENATE([.C35];&quot; / &quot;;[.E3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36]=&quot;&quot;;[.C36];CONCATENATE([.C36];&quot; / &quot;;[.E3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37]=&quot;&quot;;[.C37];CONCATENATE([.C37];&quot; / &quot;;[.E3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38]=&quot;&quot;;[.C38];CONCATENATE([.C38];&quot; / &quot;;[.E3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21"/>
          <table:table-cell table:style-name="ce3"/>
          <table:table-cell table:style-name="ce3"/>
          <table:table-cell table:style-name="ce30" table:formula="of:=IF([.E39]=&quot;&quot;;[.C39];CONCATENATE([.C39];&quot; / &quot;;[.E3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13"/>
          <table:table-cell table:style-name="ce3"/>
          <table:table-cell table:style-name="ce3"/>
          <table:table-cell table:style-name="ce30" table:formula="of:=IF([.E40]=&quot;&quot;;[.C40];CONCATENATE([.C40];&quot; / &quot;;[.E4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21"/>
          <table:table-cell table:style-name="ce3"/>
          <table:table-cell table:style-name="ce3"/>
          <table:table-cell table:style-name="ce30" table:formula="of:=IF([.E41]=&quot;&quot;;[.C41];CONCATENATE([.C41];&quot; / &quot;;[.E4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42]=&quot;&quot;;[.C42];CONCATENATE([.C42];&quot; / &quot;;[.E4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43]=&quot;&quot;;[.C43];CONCATENATE([.C43];&quot; / &quot;;[.E4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44]=&quot;&quot;;[.C44];CONCATENATE([.C44];&quot; / &quot;;[.E4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45]=&quot;&quot;;[.C45];CONCATENATE([.C45];&quot; / &quot;;[.E4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6]=&quot;&quot;;[.C46];CONCATENATE([.C46];&quot; / &quot;;[.E4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7]=&quot;&quot;;[.C47];CONCATENATE([.C47];&quot; / &quot;;[.E4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8]=&quot;&quot;;[.C48];CONCATENATE([.C48];&quot; / &quot;;[.E4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9]=&quot;&quot;;[.C49];CONCATENATE([.C49];&quot; / &quot;;[.E4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0]=&quot;&quot;;[.C50];CONCATENATE([.C50];&quot; / &quot;;[.E5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51]=&quot;&quot;;[.C51];CONCATENATE([.C51];&quot; / &quot;;[.E5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2]=&quot;&quot;;[.C52];CONCATENATE([.C52];&quot; / &quot;;[.E5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5"/>
          <table:table-cell table:style-name="ce21"/>
          <table:table-cell table:style-name="ce3"/>
          <table:table-cell table:style-name="ce3"/>
          <table:table-cell table:style-name="ce30" table:formula="of:=IF([.E53]=&quot;&quot;;[.C53];CONCATENATE([.C53];&quot; / &quot;;[.E5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54]=&quot;&quot;;[.C54];CONCATENATE([.C54];&quot; / &quot;;[.E5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5]=&quot;&quot;;[.C55];CONCATENATE([.C55];&quot; / &quot;;[.E5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6]=&quot;&quot;;[.C56];CONCATENATE([.C56];&quot; / &quot;;[.E5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7]=&quot;&quot;;[.C57];CONCATENATE([.C57];&quot; / &quot;;[.E5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8]=&quot;&quot;;[.C58];CONCATENATE([.C58];&quot; / &quot;;[.E5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9]=&quot;&quot;;[.C59];CONCATENATE([.C59];&quot; / &quot;;[.E5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60]=&quot;&quot;;[.C60];CONCATENATE([.C60];&quot; / &quot;;[.E6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30" table:formula="of:=IF([.E61]=&quot;&quot;;[.C61];CONCATENATE([.C61];&quot; / &quot;;[.E6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1"/>
          <table:table-cell table:style-name="ce3"/>
          <table:table-cell table:style-name="ce3"/>
          <table:table-cell table:style-name="ce30" table:formula="of:=IF([.E62]=&quot;&quot;;[.C62];CONCATENATE([.C62];&quot; / &quot;;[.E6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63]=&quot;&quot;;[.C63];CONCATENATE([.C63];&quot; / &quot;;[.E6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64]=&quot;&quot;;[.C64];CONCATENATE([.C64];&quot; / &quot;;[.E6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5]=&quot;&quot;;[.C65];CONCATENATE([.C65];&quot; / &quot;;[.E6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66]=&quot;&quot;;[.C66];CONCATENATE([.C66];&quot; / &quot;;[.E6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67]=&quot;&quot;;[.C67];CONCATENATE([.C67];&quot; / &quot;;[.E6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68]=&quot;&quot;;[.C68];CONCATENATE([.C68];&quot; / &quot;;[.E6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69]=&quot;&quot;;[.C69];CONCATENATE([.C69];&quot; / &quot;;[.E6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30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2"/>
          <table:table-cell table:number-columns-repeated="3"/>
          <table:table-cell table:style-name="ce30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float" office:value="36">
            <text:p>36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4" office:value-type="float" office:value="21">
            <text:p>21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4" office:value-type="float" office:value="21">
            <text:p>21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5" table:formula="of:=COUNTBLANK([.$C$2:.C2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-*</text:p>
          </table:table-cell>
          <table:table-cell table:style-name="ce25" table:formula="of:=COUNTIF([.$C$2:.$C21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9" office:value-type="string">
            <text:p>XXX</text:p>
          </table:table-cell>
          <table:table-cell table:style-name="ce26" table:formula="of:=SUM(無題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total</text:p>
          </table:table-cell>
          <table:table-cell table:style-name="ce25" table:formula="of:=COUNTA([.$B$2:.$B21])" office:value-type="float" office:value="20">
            <text:p>2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10" office:value-type="string">
            <text:p>blanks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5"/>
          <table:table-cell table:style-name="ce11" office:value-type="string">
            <text:p>:m XXX</text:p>
          </table:table-cell>
          <table:table-cell table:style-name="ce25" table:formula="of:=COUNTIF([.$C$2:.$C21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:m music / log / kb / </text:p>
          </table:table-cell>
          <table:table-cell table:style-name="ce25" table:formula="of:=COUNTIF([.$C$2:.$C21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:m XXX</text:p>
          </table:table-cell>
          <table:table-cell table:style-name="ce25" table:formula="of:=COUNTIF([.$C$2:.$C21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:m X-X</text:p>
          </table:table-cell>
          <table:table-cell table:style-name="ce25" table:formula="of:=COUNTIF([.$C$2:.$C21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5" table:formula="of:=COUNTIF([.$C$2:.$C21];[.B2168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5" table:formula="of:=COUNTIF([.$C$2:.$C21];[.B216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5" table:formula="of:=COUNTIF([.$C$2:.$C21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5" table:formula="of:=COUNTIF([.$C$2:.$C2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/>
          <table:table-cell table:number-columns-repeated="1022"/>
        </table:table-row>
        <table:table-row table:style-name="ro7">
          <table:table-cell table:style-name="ce6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office:value-type="string">
            <text:p>*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6"/>
          <table:table-cell table:style-name="ce16" office:value-type="string">
            <text:p>:m :PHOTO 起きた時刻 / 2019</text:p>
          </table:table-cell>
          <table:table-cell table:style-name="ce16"/>
          <table:table-cell table:number-columns-repeated="1021"/>
        </table:table-row>
        <table:table-row table:style-name="ro3">
          <table:table-cell table:style-name="ce6"/>
          <table:table-cell table:style-name="ce15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7"/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office:value-type="string">
            <text:p>*</text:p>
          </table:table-cell>
          <table:table-cell table:style-name="ce18"/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IDEO / @自宅 / メモ / guitar,gt / 演奏、play / g-2020-010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IDEO / @自宅 / メモ / kb,keyboard / 演奏、play / k-122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OICE-MEMO / @自室 / 記録 / kb,keyboard / 演奏、play / k-2020-010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3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7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18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6407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2020/01/12</text:date>, <text:time>09:08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1-12T09:08:16.54</dc:date>
    <dc:creator>iwabuchi ken</dc:creator>
    <meta:editing-duration>P16DT2H34M29S</meta:editing-duration>
    <meta:editing-cycles>6397</meta:editing-cycles>
    <meta:document-statistic meta:table-count="1" meta:cell-count="754" meta:object-count="0"/>
  </office:meta>
</office:document-meta>
</file>